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style:font-name="Courier New" fo:font-size="10pt" fo:language="fr" fo:country="FR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Courier New" fo:font-size="14pt" fo:language="fr" fo:country="FR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Standard">les services ont étés répartis sur les partenaires</text:p>
      <text:p text:style-name="Standard"/>
      <text:p text:style-name="Standard">STFC<text:tab/>CDA, Volife</text:p>
      <text:p text:style-name="Standard">INRIA</text:p>
      <text:p text:style-name="Standard">XLAB<text:tab/>RCA</text:p>
      <text:p text:style-name="Standard">ICT<text:tab/>Volife</text:p>
      <text:p text:style-name="Standard">ZIB <text:tab/>XtreemFS</text:p>
      <text:p text:style-name="Standard">VUA</text:p>
      <text:p text:style-name="Standard">ULM</text:p>
      <text:p text:style-name="Standard"/>
      <text:p text:style-name="Standard"/>
      <text:p text:style-name="Standard">site with ressource must do</text:p>
      <text:p text:style-name="Standard"/>
      <text:p text:style-name="Standard">ask for RCA </text:p>
      <text:p text:style-name="Standard"><text:s text:c="8"/>create_csr hostname rca</text:p>
      <text:p text:style-name="Standard"/>
      <text:p text:style-name="Standard">then start r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25T11:30:02.62</dc:date>
    <dc:creator>sk sk</dc:creator>
    <meta:editing-duration>PT06H30M14S</meta:editing-duration>
    <meta:editing-cycles>10</meta:editing-cycles>
    <meta:generator>OpenOffice.org/3.0$Win32 OpenOffice.org_project/300m9$Build-9358</meta:generator>
    <meta:document-statistic meta:table-count="0" meta:image-count="0" meta:object-count="0" meta:page-count="1" meta:paragraph-count="13" meta:word-count="34" meta:character-count="193"/>
    <meta:user-defined meta:name="Info 1"/>
    <meta:user-defined meta:name="Info 2"/>
    <meta:user-defined meta:name="Info 3"/>
    <meta:user-defined meta:name="Info 4"/>
  </office:meta>
</office:document-meta>
</file>